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8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ASCO MAYTA NOREL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95429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Q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127210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ASCO MAYTA NORELIA</text:span><text:span text:style-name="T13">doc_a</text:span> 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95429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02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 AVI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495429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 AVI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8/08/2021</text:p>
          </table:table-cell>
          <table:table-cell table:style-name="Tabla2.A3" office:value-type="string">
            <text:p text:style-name="P22">56300265</text:p>
          </table:table-cell>
          <table:table-cell table:style-name="Tabla2.D3" office:value-type="string">
            <text:p text:style-name="P23">4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37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16:09:07</dc:date>
    <meta:editing-duration>P11DT15H23M55S</meta:editing-duration>
    <meta:editing-cycles>89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70"/>
  </office:meta>
</office:document-meta>
</file>